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 que seja possível gerar os relatórios é necessário que o sistema possua a versão 14.04.5 do Ubuntu, 64 bits, um servidor apache2, php5, mysql, e acesso remoto à um banco de dados Oracle.</text:p>
      <text:p text:style-name="P1"/>
      <text:p text:style-name="P1"><text:span text:style-name="T1">Instalando Apache2</text:span></text:p>
      <text:p text:style-name="P1"><text:span text:style-name="T2">$ apt-get install apache2</text:span></text:p>
      <text:p text:style-name="P1"/>
      <text:p text:style-name="P1"><text:span text:style-name="T1">Instalando PHP5</text:span></text:p>
      <text:p text:style-name="P1"><text:span text:style-name="T2">$ apt-get install php5 libapache2-mod-php5</text:span></text:p>
      <text:p text:style-name="P1"><text:span text:style-name="T2">$ /etc/init.d/apache2 restart</text:span></text:p>
      <text:p text:style-name="P1"/>
      <text:p text:style-name="P1"><text:span text:style-name="T1">Obtendo suporte MySQL para PHP5</text:span></text:p>
      <text:p text:style-name="P1"><text:span text:style-name="T2">$ apt-cache search php5</text:span></text:p>
      <text:p text:style-name="P1"><text:span text:style-name="T2">$ apt-get install php5-mysql php5-curl php5-gd php5-intl php-pear php5-imagick php5-imap php5-mcrypt php5-memcache php5-ming php5-ps php5-pspell php5-recode php5-snmp php5-sqlite php5-tidy php5-xmlrpc php5-xsl</text:span></text:p>
      <text:p text:style-name="P1"><text:span text:style-name="T2">$ /etc/init.d/apache2 restart</text:span></text:p>
      <text:p text:style-name="P1"/>
      <text:p text:style-name="P1"><text:span text:style-name="T1">Configurando suporte para conexão ao banco Oracle</text:span></text:p>
      <text:p text:style-name="P1"><text:span text:style-name="T2">$ apt-get update</text:span></text:p>
      <text:p text:style-name="P1"><text:span text:style-name="T2">$ apt-get upgrade</text:span></text:p>
      <text:p text:style-name="P1"/>
      <text:p text:style-name="P1">Seguir passo-a-passo as instalações e configurações do guia da Oracle:</text:p>
      <text:p text:style-name="P1"><text:a xlink:type="simple" xlink:href="http://www.oracle.com/technetwork/articles/dsl/technote-php-instant-12c-2088811.html" text:style-name="Internet_20_link" text:visited-style-name="Visited_20_Internet_20_Link"><text:span text:style-name="T3">http://www.oracle.com/technetwork/articles/dsl/technote-php-instant-12c-2088811.html</text:span></text:a></text:p>
      <text:p text:style-name="P1"/>
      <text:p text:style-name="P1">Para verificar se o servidor apache está habilitado para permitir conexões com banco Oracle, execute no local navegador <text:a xlink:type="simple" xlink:href="http://localhost/info.php" text:style-name="Internet_20_link" text:visited-style-name="Visited_20_Internet_20_Link"><text:span text:style-name="T3">http://localhost/info.php</text:span></text:a> , e procure por uma tabela “OCI8”. Verifique se a opção OCI8 Support está indicada como <text:span text:style-name="T4">enable</text:span>.<text:tab/></text:p>
      <text:p text:style-name="P1"/>
      <text:p text:style-name="P1"><text:span text:style-name="T1">FAZER UM ARQUIVO info.php COM O SEGUINTE CÓDIGO</text:span></text:p>
      <text:p text:style-name="P1">&lt;?php</text:p>
      <text:p text:style-name="P3"><text:soft-page-break/>phpinfo();</text:p>
      <text:p text:style-name="P1">?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154" meta:character-count="1154" meta:non-whitespace-character-count="1019"/>
    <meta:generator>LibreOfficeDev/5.1.0.3$Linux_X86_64 LibreOffice_project/</meta:generator>
  </office:meta>
</office:document-meta>
</file>